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c89f" officeooo:paragraph-rsid="0005c89f"/>
    </style:style>
    <style:style style:name="P2" style:family="paragraph" style:parent-style-name="Standard">
      <style:text-properties officeooo:rsid="00063fa6" officeooo:paragraph-rsid="00063fa6"/>
    </style:style>
    <style:style style:name="P3" style:family="paragraph" style:parent-style-name="Standard">
      <style:text-properties officeooo:rsid="00067807" officeooo:paragraph-rsid="00067807"/>
    </style:style>
    <style:style style:name="P4" style:family="paragraph" style:parent-style-name="Standard">
      <style:text-properties officeooo:rsid="0006d624" officeooo:paragraph-rsid="0006d624"/>
    </style:style>
    <style:style style:name="P5" style:family="paragraph" style:parent-style-name="Standard">
      <style:text-properties officeooo:rsid="0006f1ef" officeooo:paragraph-rsid="0006f1ef"/>
    </style:style>
    <style:style style:name="P6" style:family="paragraph" style:parent-style-name="Standard">
      <style:text-properties officeooo:rsid="0008e694" officeooo:paragraph-rsid="0008e694"/>
    </style:style>
    <style:style style:name="P7" style:family="paragraph" style:parent-style-name="Standard">
      <style:text-properties officeooo:rsid="0008ef1d" officeooo:paragraph-rsid="0008ef1d"/>
    </style:style>
    <style:style style:name="P8" style:family="paragraph" style:parent-style-name="Standard">
      <style:text-properties officeooo:rsid="000a616d" officeooo:paragraph-rsid="000a616d"/>
    </style:style>
    <style:style style:name="P9" style:family="paragraph" style:parent-style-name="Standard">
      <style:text-properties officeooo:rsid="000c4a54" officeooo:paragraph-rsid="000c4a54"/>
    </style:style>
    <style:style style:name="T1" style:family="text">
      <style:text-properties officeooo:rsid="0008e694"/>
    </style:style>
    <style:style style:name="T2" style:family="text">
      <style:text-properties officeooo:rsid="000d6b12"/>
    </style:style>
    <style:style style:name="T3" style:family="text">
      <style:text-properties officeooo:rsid="000e33bf"/>
    </style:style>
    <style:style style:name="T4" style:family="text">
      <style:text-properties officeooo:rsid="000f953c"/>
    </style:style>
    <style:style style:name="T5" style:family="text">
      <style:text-properties officeooo:rsid="00109d26"/>
    </style:style>
    <style:style style:name="T6" style:family="text">
      <style:text-properties officeooo:rsid="0010dc55"/>
    </style:style>
    <style:style style:name="T7" style:family="text">
      <style:text-properties officeooo:rsid="0012c977"/>
    </style:style>
    <style:style style:name="T8" style:family="text">
      <style:text-properties officeooo:rsid="001373a0"/>
    </style:style>
    <style:style style:name="T9" style:family="text">
      <style:text-properties officeooo:rsid="0013ceec"/>
    </style:style>
    <style:style style:name="T10" style:family="text">
      <style:text-properties officeooo:rsid="0015a86e"/>
    </style:style>
    <style:style style:name="T11" style:family="text">
      <style:text-properties officeooo:rsid="0016fcb4"/>
    </style:style>
    <style:style style:name="T12" style:family="text">
      <style:text-properties officeooo:rsid="0017af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a section for solution representation. Show an example of a whole solution and explain all parts put it before initial solution… - <text:span text:style-name="T2">done</text:span></text:p>
      <text:p text:style-name="P1"/>
      <text:p text:style-name="P1">Remove the first part of 4.1 -<text:span text:style-name="T3">done</text:span></text:p>
      <text:p text:style-name="P1"/>
      <text:p text:style-name="P1">Never say that i have a similar model to ropke. Only adaptive weights section.. also never mention hemmati here… - <text:span text:style-name="T4">done</text:span></text:p>
      <text:p text:style-name="P1"/>
      <text:p text:style-name="P1">Only mention hemmati when <text:span text:style-name="T5">writing about </text:span>Instance generator in chapter 5 - <text:span text:style-name="T6">done</text:span></text:p>
      <text:p text:style-name="P1"/>
      <text:p text:style-name="P1">Only mention other papers regarding singular parts of the model, not the whole concept - <text:span text:style-name="T6">done</text:span></text:p>
      <text:p text:style-name="P1"/>
      <text:p text:style-name="P1">Change all of 4.1 so that it only talks about my model.. -<text:span text:style-name="T6">done</text:span></text:p>
      <text:p text:style-name="P1"/>
      <text:p text:style-name="P1">refrain from using informal expressions like we will now more on in 4.1 -<text:span text:style-name="T6">done</text:span></text:p>
      <text:p text:style-name="P1"/>
      <text:p text:style-name="P2">we have chosen to „simply“ start refrain from using.. dont say its simple.. -<text:span text:style-name="T7">done</text:span></text:p>
      <text:p text:style-name="P2"/>
      <text:p text:style-name="P2">Premature solutions.. to reduce the risk <text:span text:style-name="T8">of premature solutions</text:span> we use this initial solution. Write <text:span text:style-name="T8">a</text:span>bout <text:span text:style-name="T8">premature solutions </text:span><text:s/>in chapter 3. <text:s/>-<text:span text:style-name="T8">done</text:span></text:p>
      <text:p text:style-name="P2"/>
      <text:p text:style-name="P2">each operator has a neighbourhood, dont use the word regarding moving. Moving from one part of the solutionspace to another… diversify solutions, move to another unexplored part of the solution space. Unexplored solutions. -<text:span text:style-name="T9">done</text:span></text:p>
      <text:p text:style-name="P2"/>
      <text:p text:style-name="P2">One thing is a „solution representation“, and the other is „vehicle schedule“.. stick to those two and define them in. -<text:span text:style-name="T10">done</text:span></text:p>
      <text:p text:style-name="P2"/>
      <text:p text:style-name="P3">Change the illustrations <text:s/>of swap and 2-opt so that it shows more correctly the behaivior. -<text:span text:style-name="T11">done</text:span></text:p>
      <text:p text:style-name="P3"/>
      <text:p text:style-name="P3">Fix 3-echange simple and permutation. Also neighbourhood. -<text:span text:style-name="T11">done</text:span></text:p>
      <text:p text:style-name="P3"/>
      <text:p text:style-name="P3">Fix common in 2-opt. Use well known heuristic used in mataheuristics to solve routing problems (reformulate well). -<text:span text:style-name="T11">done</text:span></text:p>
      <text:p text:style-name="P3"/>
      <text:p text:style-name="P4">Define S_ij in 2-opt.. -<text:span text:style-name="T11">done</text:span></text:p>
      <text:p text:style-name="P4"/>
      <text:p text:style-name="P4">change TwoOpt to 2-opt in algorithm.. avoid changing the names in function definition. -<text:span text:style-name="T11">done</text:span></text:p>
      <text:p text:style-name="P4"/>
      <text:p text:style-name="P4">Change S.length and avoid having different indexes for S and define all of them. -<text:span text:style-name="T11">done</text:span></text:p>
      <text:p text:style-name="P4"/>
      <text:p text:style-name="P4">Maybe I use schedule to often.. -<text:span text:style-name="T11">done</text:span></text:p>
      <text:p text:style-name="P4"/>
      <text:p text:style-name="P4">I use „inserted normally“, refrain from using.. rather kept untouched. -<text:span text:style-name="T11">done</text:span></text:p>
      <text:p text:style-name="P4"/>
      <text:p text:style-name="P4">When all reverses have been performed, change this sentence for 2-opt. -<text:span text:style-name="T11">done</text:span></text:p>
      <text:p text:style-name="P4"/>
      <text:p text:style-name="P4">Talk about diversification in Random fit.. -<text:span text:style-name="T12">done</text:span></text:p>
      <text:p text:style-name="P4"/>
      <text:p text:style-name="P5">Isert a comma before constants ending algorithm 3, remember to use $$ for numbers here too..</text:p>
      <text:p text:style-name="P5"/>
      <text:p text:style-name="P5">Combine the sentences at the last paragraph for Random fit.. neighbourhood. </text:p>
      <text:p text:style-name="P5"><text:soft-page-break/></text:p>
      <text:p text:style-name="P5">Rephrase/rewrite paragraph number 2 for clustering. Too informal change… </text:p>
      <text:p text:style-name="P5"/>
      <text:p text:style-name="P5">write siluette coefficient with capital S. Find and replace.. </text:p>
      <text:p text:style-name="P5"/>
      <text:p text:style-name="P5">change the colors of <text:span text:style-name="T1">figure 4.4 so its easier to see which one is green. Maybe use empty nodes..</text:span></text:p>
      <text:p text:style-name="P5"/>
      <text:p text:style-name="P6">remove we will now explain. Or say in the next section </text:p>
      <text:p text:style-name="P6"/>
      <text:p text:style-name="P6">avoid using something in the heurarchial single linkage clustering.</text:p>
      <text:p text:style-name="P6"/>
      <text:p text:style-name="P6">Fix paranthesis for algorithm 4,5,6</text:p>
      <text:p text:style-name="P6"/>
      <text:p text:style-name="P6">instead of writing s in solution, solution (s), and p. </text:p>
      <text:p text:style-name="P6"/>
      <text:p text:style-name="P6">Rewrite the example of clustering. </text:p>
      <text:p text:style-name="P6"/>
      <text:p text:style-name="P6">Replace he with it.</text:p>
      <text:p text:style-name="P5"/>
      <text:p text:style-name="P6">In other words. Informal rewrite the whole paragraph to be more clear in what i mean.. </text:p>
      <text:p text:style-name="P6"/>
      <text:p text:style-name="P7">value p, rewrite to parameter. </text:p>
      <text:p text:style-name="P7"/>
      <text:p text:style-name="P7">Dont use the same c_i in cluster and greedy.. find a way ..</text:p>
      <text:p text:style-name="P7"/>
      <text:p text:style-name="P7">be consistent with the c_i in the end of greedy. </text:p>
      <text:p text:style-name="P7"/>
      <text:p text:style-name="P7">Missing space in the end of greedy.</text:p>
      <text:p text:style-name="P7"/>
      <text:p text:style-name="P7">Move the Thus sentence down.. </text:p>
      <text:p text:style-name="P7"/>
      <text:p text:style-name="P7">Clear the sentence about U_ij in similar to make sure its not a binary variable…</text:p>
      <text:p text:style-name="P7"/>
      <text:p text:style-name="P7">Show in a figure what T^O and T^NO represent. </text:p>
      <text:p text:style-name="P7"/>
      <text:p text:style-name="P7">Write the name Similar Regret not similar regret. Same for other heuristics.</text:p>
      <text:p text:style-name="P7"/>
      <text:p text:style-name="P7">One place i write „What if i insert“ should be I</text:p>
      <text:p text:style-name="P7"/>
      <text:p text:style-name="P8">fix 4.9</text:p>
      <text:p text:style-name="P8"/>
      <text:p text:style-name="P8">define my own regret til 3 avoid using k. </text:p>
      <text:p text:style-name="P8"/>
      <text:p text:style-name="P8">To select a heuristic. Remove „that is“ from choosing heuristic.</text:p>
      <text:p text:style-name="P8"/>
      <text:p text:style-name="P8">M should be italic in choosing. And m should be number of nor amount. </text:p>
      <text:p text:style-name="P8"/>
      <text:p text:style-name="P8">Remove the ropke reference here.</text:p>
      <text:p text:style-name="P8"/>
      <text:p text:style-name="P8">First sentence in acceptance criteria..</text:p>
      <text:p text:style-name="P8"/>
      <text:p text:style-name="P8">used in simmulated annealing not by</text:p>
      <text:p text:style-name="P8"><text:soft-page-break/></text:p>
      <text:p text:style-name="P8">the accceptance criteria avoid made..</text:p>
      <text:p text:style-name="P8"/>
      <text:p text:style-name="P8">remove per run from wild algorithm.. </text:p>
      <text:p text:style-name="P8"/>
      <text:p text:style-name="P8">below algorithm 7 explain line 5-6</text:p>
      <text:p text:style-name="P8"/>
      <text:p text:style-name="P8">neighbourhood.. correct.. <text:s/></text:p>
      <text:p text:style-name="P8"/>
      <text:p text:style-name="P8">qso space!</text:p>
      <text:p text:style-name="P8"/>
      <text:p text:style-name="P9">Done!!</text:p>
      <text:p text:style-name="P8"/>
      <text:p text:style-name="P8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3:47:09.477822489</meta:creation-date>
    <dc:date>2019-11-09T18:53:14.617994638</dc:date>
    <meta:editing-duration>PT2H20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596" meta:character-count="3551" meta:non-whitespace-character-count="2991"/>
  </office:meta>
</office:document-meta>
</file>